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stroke="none" svg:stroke-width="0.028cm" draw:stroke-linejoin="round" draw:fill="solid" draw:fill-color="#729fcf"/>
    </style:style>
    <style:style style:name="gr3" style:family="graphic" style:parent-style-name="standard">
      <style:graphic-properties draw:stroke="solid" svg:stroke-width="0.035cm" svg:stroke-color="#000000" draw:stroke-linejoin="round" draw:fill="non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729fcf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138cm" svg:height="1.128cm" svg:x="0.232cm" svg:y="0.237cm" svg:viewBox="0 0 1139 1129" draw:points="570,1129 0,1129 0,0 1139,0 1139,1129">
          <text:p/>
        </draw:polygon>
        <draw:path draw:style-name="gr2" draw:text-style-name="P2" draw:layer="layout" svg:width="1.101cm" svg:height="1.091cm" svg:x="0.25cm" svg:y="0.255cm" svg:viewBox="0 0 1102 1092" svg:d="M550 0c313 0 551 236 551 545 0 310-238 546-551 546-312 0-550-236-550-546 0-309 238-545 550-545zM549 276c154 0 271 116 271 267 0 152-117 269-271 269-153 0-270-117-270-269 0-151 117-267 270-267zM0 0zM1102 1092z">
          <text:p/>
        </draw:path>
        <draw:path draw:style-name="gr3" draw:text-style-name="P1" draw:layer="layout" svg:width="1.1cm" svg:height="1.09cm" svg:x="0.25cm" svg:y="0.255cm" svg:viewBox="0 0 1101 1091" svg:d="M551 0c312 0 550 236 550 546 0 309-238 545-550 545-313 0-551-236-551-545 0-310 238-546 551-546z">
          <text:p/>
        </draw:path>
        <draw:path draw:style-name="gr3" draw:text-style-name="P1" draw:layer="layout" svg:width="0.54cm" svg:height="0.535cm" svg:x="0.529cm" svg:y="0.531cm" svg:viewBox="0 0 541 536" svg:d="M271 0c153 0 270 116 270 267 0 152-117 269-270 269-154 0-271-117-271-269 0-151 117-267 271-26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5.1.6.2$Linux_X86_64 LibreOffice_project/10m0$Build-2</meta:generator>
  </office:meta>
</office:document-meta>
</file>